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0.9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866in"/>
    </style:style>
    <style:style style:name="co5" style:family="table-column">
      <style:table-column-properties fo:break-before="auto" style:column-width="4.6425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2.6909in"/>
    </style:style>
    <style:style style:name="co8" style:family="table-column">
      <style:table-column-properties fo:break-before="auto" style:column-width="4.3957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      " table:style-name="ta1">
        <table:table-column table:style-name="co1" table:default-cell-style-name="ce8"/>
        <table:table-column table:style-name="co2" table:number-columns-repeated="10" table:default-cell-style-name="ce10"/>
        <table:table-column table:style-name="co3" table:number-columns-repeated="2" table:default-cell-style-name="ce10"/>
        <table:table-row table:style-name="ro1">
          <table:table-cell/>
          <table:table-cell table:style-name="ce18" office:value-type="string" calcext:value-type="string">
            <text:p>(</text:p>
          </table:table-cell>
          <table:table-cell table:style-name="ce18" office:value-type="string" calcext:value-type="string">
            <text:p>)</text:p>
          </table:table-cell>
          <table:table-cell table:style-name="ce18" office:value-type="string" calcext:value-type="string">
            <text:p>int_value</text:p>
          </table:table-cell>
          <table:table-cell table:style-name="ce18" office:value-type="string" calcext:value-type="string">
            <text:p>double_value</text:p>
          </table:table-cell>
          <table:table-cell table:style-name="ce18" office:value-type="string" calcext:value-type="string">
            <text:p>string_value</text:p>
          </table:table-cell>
          <table:table-cell table:style-name="ce18" office:value-type="string" calcext:value-type="string">
            <text:p>nil</text:p>
          </table:table-cell>
          <table:table-cell table:style-name="ce18" office:value-type="string" calcext:value-type="string">
            <text:p>integer</text:p>
          </table:table-cell>
          <table:table-cell table:style-name="ce18" office:value-type="string" calcext:value-type="string">
            <text:p>number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string" calcext:value-type="string">
            <text:p>:</text:p>
          </table:table-cell>
          <table:table-cell table:style-name="ce18" office:value-type="string" calcext:value-type="string">
            <text:p>exp</text:p>
          </table:table-cell>
          <table:table-cell table:style-name="ce18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&lt;prog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main_b&gt;</text:p>
          </table:table-cell>
          <table:table-cell table:number-columns-repeated="11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stats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id_func&gt;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s&gt;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n_params&gt;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n_ids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als&gt;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&lt;n_vals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as_vals&gt;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&lt;ret_vals&gt;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&lt;assign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assign_val&gt;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&lt;term&gt;</text:p>
          </table:table-cell>
          <table:table-cell table:number-columns-repeated="2"/>
          <table:table-cell table:number-columns-repeated="4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args&gt;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n_args&gt;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arg_def_types&gt;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  <table:table-cell table:number-columns-repeated="3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ret_func_types&gt;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ret_def_types&gt;</text:p>
          </table:table-cell>
          <table:table-cell table:number-columns-repeated="9"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&lt;func_types&gt;</text:p>
          </table:table-cell>
          <table:table-cell table:number-columns-repeated="6"/>
          <table:table-cell table:number-columns-repeated="3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n_func_types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func_def_types&gt;</text:p>
          </table:table-cell>
          <table:table-cell table:number-columns-repeated="6"/>
          <table:table-cell table:number-columns-repeated="3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n_func_def_types&gt;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9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const&gt;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</table:table>
      <table:table table:name="  " table:style-name="ta1">
        <table:table-column table:style-name="co1" table:default-cell-style-name="ce8"/>
        <table:table-column table:style-name="co2" table:number-columns-repeated="12" table:default-cell-style-name="ce10"/>
        <table:table-row table:style-name="ro1">
          <table:table-cell/>
          <table:table-cell table:style-name="ce18" office:value-type="string" calcext:value-type="string">
            <text:p>require</text:p>
          </table:table-cell>
          <table:table-cell table:style-name="ce18" office:value-type="string" calcext:value-type="string">
            <text:p>function</text:p>
          </table:table-cell>
          <table:table-cell table:style-name="ce18" office:value-type="string" calcext:value-type="string">
            <text:p>global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local</text:p>
          </table:table-cell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while</text:p>
          </table:table-cell>
          <table:table-cell table:style-name="ce18" office:value-type="string" calcext:value-type="string">
            <text:p>return</text:p>
          </table:table-cell>
          <table:table-cell table:style-name="ce18" office:value-type="string" calcext:value-type="string">
            <text:p>end</text:p>
          </table:table-cell>
          <table:table-cell table:style-name="ce18" office:value-type="string" calcext:value-type="string">
            <text:p>else</text:p>
          </table:table-cell>
          <table:table-cell table:style-name="ce18" office:value-type="string" calcext:value-type="string">
            <text:p>,</text:p>
          </table:table-cell>
          <table:table-cell table:style-name="ce18" office:value-type="string" calcext:value-type="string">
            <text:p>=</text:p>
          </table:table-cell>
        </table:table-row>
        <table:table-row table:style-name="ro1">
          <table:table-cell office:value-type="string" calcext:value-type="string">
            <text:p>&lt;prog&gt;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main_b&gt;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stats&gt;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id_func&gt;</text:p>
          </table:table-cell>
          <table:table-cell table:number-columns-repeated="10"/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&lt;params&gt;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n_params&gt;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&lt;n_ids&gt;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&lt;vals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n_vals&gt;</text:p>
          </table:table-cell>
          <table:table-cell table:number-columns-repeated="3"/>
          <table:table-cell table:number-columns-repeated="7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&lt;as_vals&gt;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ret_vals&gt;</text:p>
          </table:table-cell>
          <table:table-cell table:number-columns-repeated="3"/>
          <table:table-cell table:number-columns-repeated="7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assign&gt;</text:p>
          </table:table-cell>
          <table:table-cell table:number-columns-repeated="3"/>
          <table:table-cell table:number-columns-repeated="7"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&lt;assign_val&gt;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term&gt;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args&gt;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n_args&gt;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&lt;arg_def_types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ret_func_types&gt;</text:p>
          </table:table-cell>
          <table:table-cell table:number-columns-repeated="3"/>
          <table:table-cell table:number-columns-repeated="6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ret_def_types&gt;</text:p>
          </table:table-cell>
          <table:table-cell/>
          <table:table-cell table:number-columns-repeated="3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func_types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n_func_types&gt;</text:p>
          </table:table-cell>
          <table:table-cell table:number-columns-repeated="3"/>
          <table:table-cell table:number-columns-repeated="6"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&lt;func_def_types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n_func_def_types&gt;</text:p>
          </table:table-cell>
          <table:table-cell/>
          <table:table-cell table:number-columns-repeated="3" office:value-type="float" office:value="48" calcext:value-type="float">
            <text:p>48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&lt;type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const&gt;</text:p>
          </table:table-cell>
          <table:table-cell table:number-columns-repeated="12"/>
        </table:table-row>
      </table:table>
      <table:table table:name="First(X1)" table:style-name="ta1">
        <table:table-column table:style-name="co3" table:default-cell-style-name="Default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2"/>
        <table:table-column table:style-name="co7" table:default-cell-style-name="ce13"/>
        <table:table-row table:style-name="ro2">
          <table:table-cell/>
          <table:table-cell table:style-name="Default" table:number-columns-repeated="5"/>
        </table:table-row>
        <table:table-row table:style-name="ro2">
          <table:table-cell/>
          <table:table-cell table:style-name="ce11"/>
          <table:table-cell table:style-name="ce11" office:value-type="string" calcext:value-type="string">
            <text:p>First</text:p>
          </table:table-cell>
          <table:table-cell table:style-name="ce11" office:value-type="string" calcext:value-type="string">
            <text:p>Empty</text:p>
          </table:table-cell>
          <table:table-cell table:style-name="ce11" office:value-type="string" calcext:value-type="string">
            <text:p>Follow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prog&gt;</text:p>
          </table:table-cell>
          <table:table-cell office:value-type="string" calcext:value-type="string">
            <text:p>requ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main_b&gt;</text:p>
          </table:table-cell>
          <table:table-cell office:value-type="string" calcext:value-type="string">
            <text:p>function global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stats&gt;</text:p>
          </table:table-cell>
          <table:table-cell office:value-type="string" calcext:value-type="string">
            <text:p>local if while return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end e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id_func&gt;</text:p>
          </table:table-cell>
          <table:table-cell office:value-type="string" calcext:value-type="string">
            <text:p>, 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 e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params&gt;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_param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n_id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"=”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vals&gt;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 e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_val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 else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as_vals&gt;</text:p>
          </table:table-cell>
          <table:table-cell office:value-type="string" calcext:value-type="string">
            <text:p>exp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 e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t_vals&gt;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 else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assign&gt;</text:p>
          </table:table-cell>
          <table:table-cell office:value-type="string" calcext:value-type="string">
            <text:p>exp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 else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assign_val&gt;</text:p>
          </table:table-cell>
          <table:table-cell office:value-type="string" calcext:value-type="string">
            <text:p>exp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 e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term&gt;</text:p>
          </table:table-cell>
          <table:table-cell office:value-type="string" calcext:value-type="string">
            <text:p>id int_value double_value string_value n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args&gt;</text:p>
          </table:table-cell>
          <table:table-cell office:value-type="string" calcext:value-type="string">
            <text:p>id int_value double_value string_value nil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n_arg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arg_def_types&gt;</text:p>
          </table:table-cell>
          <table:table-cell office:value-type="string" calcext:value-type="string">
            <text:p>integer number string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ret_func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ret_def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function global id $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func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 en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func_def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 function global id $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_func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 end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n_func_def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 function global id $</text:p>
          </table:table-cell>
          <table:table-cell table:style-name="ce14"/>
        </table:table-row>
        <table:table-row table:style-name="ro2">
          <table:table-cell/>
          <table:table-cell office:value-type="string" calcext:value-type="string">
            <text:p>&lt;type&gt;</text:p>
          </table:table-cell>
          <table:table-cell office:value-type="string" calcext:value-type="string">
            <text:p>integer number string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, exp i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int_value double_value string_value nil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</table:table-row>
      </table:table>
      <table:table table:name="Predict (A -&gt; x)" table:style-name="ta1">
        <table:table-column table:style-name="co3" table:default-cell-style-name="Default"/>
        <table:table-column table:style-name="co3" table:default-cell-style-name="ce11"/>
        <table:table-column table:style-name="co8" table:default-cell-style-name="ce12"/>
        <table:table-column table:style-name="co3" table:default-cell-style-name="Default"/>
        <table:table-row table:style-name="ro2">
          <table:table-cell/>
          <table:table-cell table:style-name="ce15" office:value-type="string" calcext:value-type="string">
            <text:p>Pravidlo r</text:p>
          </table:table-cell>
          <table:table-cell table:style-name="ce15" office:value-type="string" calcext:value-type="string">
            <text:p>Predict (r)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quire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unction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ocal</text:p>
          </table:table-cell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f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hile</text:p>
          </table:table-cell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turn</text:p>
          </table:table-cell>
          <table:table-cell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d else</text:p>
          </table:table-cell>
          <table:table-cell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, =</text:p>
          </table:table-cell>
          <table:table-cell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"=”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ocal if while return id end else</text:p>
          </table:table-cell>
          <table:table-cell table:style-name="ce16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ocal if while return id end else</text:p>
          </table:table-cell>
          <table:table-cell table:style-name="ce16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local if while return id end else</text:p>
          </table:table-cell>
          <table:table-cell table:style-name="ce16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_value double_value string_value nil</text:p>
          </table:table-cell>
          <table:table-cell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d int_value double_value string_value nil</text:p>
          </table:table-cell>
          <table:table-cell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integer number string</text:p>
          </table:table-cell>
          <table:table-cell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: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local if while return id end</text:p>
          </table:table-cell>
          <table:table-cell table:style-name="ce16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:</text:p>
          </table:table-cell>
          <table:table-cell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unction global id $</text:p>
          </table:table-cell>
          <table:table-cell table:style-name="ce16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integer number string</text:p>
          </table:table-cell>
          <table:table-cell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ocal if while return id end</text:p>
          </table:table-cell>
          <table:table-cell table:style-name="ce16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integer number string</text:p>
          </table:table-cell>
          <table:table-cell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) function global id $</text:p>
          </table:table-cell>
          <table:table-cell table:style-name="ce16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umber</text:p>
          </table:table-cell>
          <table:table-cell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int_value</text:p>
          </table:table-cell>
          <table:table-cell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ouble_value</text:p>
          </table:table-cell>
          <table:table-cell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tring_value</text:p>
          </table:table-cell>
          <table:table-cell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i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5in" fo:page-height="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11:26:21.937882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08:56:24.405950109</meta:creation-date>
    <dc:date>2021-12-07T11:28:40.096134903</dc:date>
    <meta:editing-duration>PT17H1M10S</meta:editing-duration>
    <meta:editing-cycles>241</meta:editing-cycles>
    <meta:generator>LibreOffice/7.0.5.2$Linux_X86_64 LibreOffice_project/00$Build-2</meta:generator>
    <meta:document-statistic meta:table-count="4" meta:cell-count="395" meta:object-count="0"/>
  </office:meta>
</office:document-meta>
</file>